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0000002574D35E09C.png" manifest:media-type=""/>
  <manifest:file-entry manifest:full-path="Pictures/100000000000037B0000025687695152.png" manifest:media-type=""/>
  <manifest:file-entry manifest:full-path="Pictures/10000000000002500000016D318B738E.png" manifest:media-type=""/>
  <manifest:file-entry manifest:full-path="Pictures/10000000000003400000023FD119912D.png" manifest:media-type=""/>
  <manifest:file-entry manifest:full-path="Pictures/10000201000003820000023D744FA88A.png" manifest:media-type=""/>
  <manifest:file-entry manifest:full-path="Pictures/10000000000002C8000001648FFE6A46.png" manifest:media-type=""/>
  <manifest:file-entry manifest:full-path="Pictures/10000000000003BA0000005FC024C10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14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5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style:text-properties fo:color="#000000" fo:font-size="226.5pt" fo:font-weight="bold" style:font-size-asian="226.5pt" style:font-weight-asian="bold" style:font-size-complex="226.5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48pt" style:font-size-asian="48pt" style:font-size-complex="48pt"/>
    </style:style>
    <style:style style:name="P7" style:family="paragraph">
      <style:text-properties fo:font-size="72pt" fo:font-weight="bold" style:font-size-asian="72pt" style:font-weight-asian="bold" style:font-size-complex="72pt" style:font-weight-complex="bold"/>
    </style:style>
    <style:style style:name="P8" style:family="paragraph">
      <style:text-properties fo:color="#808080" fo:font-size="96pt" fo:font-weight="bold" style:font-size-asian="96pt" style:font-weight-asian="bold" style:font-size-complex="96pt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80pt" fo:font-weight="bold" style:font-size-asian="80pt" style:font-weight-asian="bold" style:font-size-complex="80pt" style:font-weight-complex="bold"/>
    </style:style>
    <style:style style:name="P11" style:family="paragraph">
      <style:text-properties fo:font-size="154.699996948242pt" style:font-size-asian="154.699996948242pt" style:font-size-complex="154.699996948242pt"/>
    </style:style>
    <style:style style:name="P12" style:family="paragraph">
      <style:text-properties fo:font-size="154.699996948242pt" fo:font-weight="bold" style:font-size-asian="154.699996948242pt" style:font-weight-asian="bold" style:font-size-complex="154.699996948242pt" style:font-weight-complex="bold"/>
    </style:style>
    <style:style style:name="T1" style:family="text">
      <style:text-properties fo:color="#000000" fo:font-size="226.5pt" fo:font-weight="bold" style:font-size-asian="226.5pt" style:font-weight-asian="bold" style:font-size-complex="226.5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6600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72pt" fo:font-weight="bold" style:font-size-asian="72pt" style:font-weight-asian="bold" style:font-size-complex="72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font-size="88pt" style:font-size-asian="88pt" style:font-size-complex="88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6" style:family="text">
      <style:text-properties fo:font-size="96pt" fo:font-weight="bold" style:font-size-asian="96pt" style:font-weight-asian="bold" style:font-size-complex="96pt" style:font-weight-complex="bold"/>
    </style:style>
    <style:style style:name="T17" style:family="text">
      <style:text-properties fo:color="#808080" fo:font-size="96pt" fo:font-weight="bold" style:font-size-asian="96pt" style:font-weight-asian="bold" style:font-size-complex="96pt" style:font-weight-complex="bold"/>
    </style:style>
    <style:style style:name="T18" style:family="text">
      <style:text-properties fo:color="#00cc33" fo:font-size="80pt" fo:font-weight="bold" style:font-size-asian="80pt" style:font-weight-asian="bold" style:font-size-complex="80pt" style:font-weight-complex="bold"/>
    </style:style>
    <style:style style:name="T19" style:family="text">
      <style:text-properties fo:font-size="80pt" fo:font-weight="bold" style:font-size-asian="80pt" style:font-weight-asian="bold" style:font-size-complex="80pt" style:font-weight-complex="bold"/>
    </style:style>
    <style:style style:name="T20" style:family="text">
      <style:text-properties fo:color="#dddddd" fo:font-size="80pt" fo:font-weight="bold" style:font-size-asian="80pt" style:font-weight-asian="bold" style:font-size-complex="80pt" style:font-weight-complex="bold"/>
    </style:style>
    <style:style style:name="T21" style:family="text">
      <style:text-properties fo:color="#ff6600" fo:font-size="80pt" fo:font-weight="bold" style:font-size-asian="80pt" style:font-weight-asian="bold" style:font-size-complex="80pt" style:font-weight-complex="bold"/>
    </style:style>
    <style:style style:name="T22" style:family="text">
      <style:text-properties fo:font-size="154.699996948242pt" fo:font-weight="bold" style:font-size-asian="154.699996948242pt" style:font-weight-asian="bold" style:font-size-complex="154.6999969482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8.925cm" svg:x="1.471cm" svg:y="3.556cm" presentation:class="title" presentation:user-transformed="true">
          <draw:text-box>
            <text:p text:style-name="P1"><text:span text:style-name="T1">D3</text:span></text:p>
          </draw:text-box>
        </draw:frame>
        <draw:frame presentation:style-name="pr2" draw:text-style-name="P4" draw:layer="layout" svg:width="13.97cm" svg:height="4.559cm" svg:x="12.954cm" svg:y="13.983cm" presentation:class="subtitle" presentation:user-transformed="true">
          <draw:text-box>
            <text:p text:style-name="P3"><text:span text:style-name="T2">20113025900</text:span><text:span text:style-name="T3">11</text:span><text:span text:style-name="T2"> </text:span><text:span text:style-name="T2">唐志雄</text:span></text:p>
            <text:p text:style-name="P3"><text:span text:style-name="T4">GIS</text:span><text:span text:style-name="T2">, RS, WHU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layer="layout" svg:width="24.638cm" svg:height="18.399cm" svg:x="2.195cm" svg:y="2.83cm">
          <draw:text-box>
            <text:p text:style-name="P5"><text:span text:style-name="T5">How To</text:span><text:span text:style-name="T6"> </text:span><text:span text:style-name="T7">Implement</text:span><text:span text:style-name="T8"> </text:span><text:span text:style-name="T6">A GIS?</text:span></text:p>
            <text:p/>
            <text:p/>
            <text:p><text:span text:style-name="T9"/></text:p>
            <text:p text:style-name="P5"><text:span text:style-name="T7">ArcGIS</text:span></text:p>
            <text:p text:style-name="P5"/>
            <text:p text:style-name="P5"/>
            <text:p text:style-name="P5"><text:span text:style-name="T10">Grass</text:span></text:p>
            <text:p text:style-name="P5"><text:span text:style-name="T5">Q GIS</text:span></text:p>
            <text:p text:style-name="P5"><text:span text:style-name="T11">.etc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layer="layout" svg:width="15.494cm" svg:height="14.134cm" svg:x="10.414cm" svg:y="4.572cm">
          <draw:text-box>
            <text:p><text:span text:style-name="T12">Flex</text:span></text:p>
            <text:p><text:span text:style-name="T12">Flash</text:span></text:p>
            <text:p><text:span text:style-name="T12">.Net</text:span></text:p>
            <text:p><text:span text:style-name="T12">Windows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14.224cm" svg:height="8.697cm" svg:x="2.54cm" svg:y="1.524cm">
          <draw:text-box>
            <text:p><text:span text:style-name="T14">Chrome</text:span></text:p>
            <text:p><text:span text:style-name="T14">FireFox</text:span></text:p>
            <text:p><text:span text:style-name="T14">Safari</text:span></text:p>
            <text:p><text:span text:style-name="T14">IE</text:span></text:p>
          </draw:text-box>
        </draw:frame>
        <draw:frame draw:style-name="gr5" draw:text-style-name="P7" draw:layer="layout" svg:width="19.558cm" svg:height="18.228cm" svg:x="7.366cm" svg:y="2.54cm">
          <draw:text-box>
            <text:p text:style-name="P3"><text:span text:style-name="T15">D3</text:span></text:p>
            <text:p text:style-name="P3"><text:span text:style-name="T16">Json</text:span></text:p>
            <text:p text:style-name="P3"><text:span text:style-name="T16">HTML5</text:span></text:p>
            <text:p text:style-name="P3"><text:span text:style-name="T16">JavaScript</text:span></text:p>
            <text:p><text:span text:style-name="T7"/></text:p>
          </draw:text-box>
        </draw:frame>
        <draw:frame draw:style-name="gr6" draw:text-style-name="P8" draw:layer="layout" svg:width="2.479cm" svg:height="4.036cm" svg:x="10.16cm" svg:y="6.604cm">
          <draw:text-box>
            <text:p text:style-name="P8"><text:span text:style-name="T17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7" draw:text-style-name="P5" draw:layer="layout" svg:width="25.24cm" svg:height="2.513cm" svg:x="0.922cm" svg:y="2.059cm">
          <draw:image xlink:href="Pictures/10000000000003BA0000005FC024C10B.png" xlink:type="simple" xlink:show="embed" xlink:actuate="onLoad">
            <text:p/>
          </draw:image>
        </draw:frame>
        <draw:frame draw:style-name="gr7" draw:text-style-name="P5" draw:layer="layout" svg:width="24.385cm" svg:height="12.192cm" svg:x="1.523cm" svg:y="6.604cm">
          <draw:image xlink:href="Pictures/10000000000002C8000001648FFE6A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5" draw:layer="layout" svg:width="27.432cm" svg:height="20.24cm" svg:x="0.254cm" svg:y="0.334cm">
          <draw:image xlink:href="Pictures/10000201000003820000023D744FA8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5" draw:layer="layout" svg:width="25.06cm" svg:height="17.499cm" svg:x="1.016cm" svg:y="1.297cm">
          <draw:image xlink:href="Pictures/10000000000003400000023FD1199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5" draw:layer="layout" svg:width="25.146cm" svg:height="15.494cm" svg:x="1.016cm" svg:y="3.302cm">
          <draw:image xlink:href="Pictures/10000000000002500000016D318B73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0" draw:layer="layout" svg:width="25.199cm" svg:height="3.506cm" svg:x="1.217cm" svg:y="6.908cm" presentation:class="title" presentation:user-transformed="true">
          <draw:text-box>
            <text:p><text:span text:style-name="T18">GeoJSON</text:span><text:span text:style-name="T19"> </text:span><text:span text:style-name="T20">+</text:span><text:span text:style-name="T19"> </text:span><text:span text:style-name="T21">D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5" draw:layer="layout" svg:width="25.605cm" svg:height="17.018cm" svg:x="1.065cm" svg:y="2.54cm">
          <draw:image xlink:href="Pictures/100000000000037B0000025687695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5" draw:layer="layout" svg:width="23.706cm" svg:height="15.848cm" svg:x="2.286cm" svg:y="2.186cm">
          <draw:image xlink:href="Pictures/1000020100000380000002574D35E0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6" draw:text-style-name="P12" draw:layer="layout" svg:width="5.959cm" svg:height="6.347cm" svg:x="11.059cm" svg:y="5.591cm">
          <draw:text-box>
            <text:p text:style-name="P11"><text:span text:style-name="T22">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Liberation Sans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5-12T00:36:29.703564616</meta:creation-date>
    <dc:date>2014-05-12T01:34:58.536320396</dc:date>
    <dc:creator>root </dc:creator>
    <meta:editing-duration>PT42M31S</meta:editing-duration>
    <meta:editing-cycles>4</meta:editing-cycles>
    <meta:generator>LibreOffice/4.1.0.4$Linux_X86_64 LibreOffice_project/410m0$Build-4</meta:generator>
    <meta:document-statistic meta:object-count="61"/>
  </office:meta>
</office:document-meta>
</file>